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erif1" svg:font-family="'DejaVu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Arial" style:font-name-asian="Arial1" style:font-name-complex="Arial1"/>
    </style:style>
    <style:style style:name="P2" style:family="paragraph" style:parent-style-name="Standard">
      <style:paragraph-properties fo:text-align="center" style:justify-single-word="false"/>
      <style:text-properties style:font-name="Arial" style:text-underline-style="none" style:font-name-asian="Arial1" style:font-name-complex="Arial1"/>
    </style:style>
    <style:style style:name="P3" style:family="paragraph" style:parent-style-name="Standard">
      <style:paragraph-properties fo:text-align="start" style:justify-single-word="false"/>
      <style:text-properties style:font-name="Arial" style:text-underline-style="none" style:font-name-asian="Arial1" style:font-name-complex="Arial1"/>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7" style:family="paragraph" style:parent-style-name="Standard" style:master-page-name="Converted2">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8" style:family="paragraph" style:parent-style-name="Standard" style:master-page-name="Converted8">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9" style:family="paragraph" style:parent-style-name="Standard">
      <style:paragraph-properties fo:margin-left="0.2354in" fo:margin-right="0in" fo:margin-top="0in" fo:margin-bottom="0in" loext:contextual-spacing="false" fo:line-height="100%" fo:text-align="start" style:justify-single-word="false" fo:keep-together="auto" fo:orphans="2" fo:widows="2" fo:text-indent="-0.2354in" style:auto-text-indent="false" fo:padding="0in" fo:border="none" fo:keep-with-next="auto"/>
    </style:style>
    <style:style style:name="P10"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11"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12"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13" style:family="paragraph" style:parent-style-name="Standard" style:master-page-name="Converted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14" style:family="paragraph" style:parent-style-name="Standard" style:master-page-name="Converted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15" style:family="paragraph" style:parent-style-name="Standard" style:list-style-name="WWNum1">
      <style:paragraph-properties fo:margin-left="0.5in" fo:margin-right="0in" fo:text-align="start" style:justify-single-word="false" fo:text-indent="-0.25in" style:auto-text-indent="false"/>
    </style:style>
    <style:style style:name="P16" style:family="paragraph" style:parent-style-name="Standard" style:master-page-name="Standard">
      <style:paragraph-properties style:page-number="1"/>
    </style:style>
    <style:style style:name="T1" style:family="text">
      <style:text-properties style:font-name="Arial" style:font-name-asian="Arial1" style:font-name-complex="Arial1"/>
    </style:style>
    <style:style style:name="T2" style:family="text">
      <style:text-properties style:font-name="Arial" style:text-underline-style="solid" style:text-underline-width="auto" style:text-underline-color="font-color" fo:font-weight="bold" style:font-name-asian="Arial1" style:font-weight-asian="bold" style:font-name-complex="Arial1"/>
    </style:style>
    <style:style style:name="T3" style:family="text">
      <style:text-properties style:font-name="Arial" style:text-underline-style="none" style:font-name-asian="Arial1" style:font-name-complex="Arial1"/>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text-position="super 58%"/>
    </style:style>
    <style:style style:name="T6" style:family="text">
      <style:text-properties style:text-position="super 58%" style:font-name="Arial" style:text-underline-style="none" style:font-name-asian="Arial1" style:font-name-complex="Arial1"/>
    </style:style>
    <style:style style:name="T7" style:family="text">
      <style:text-properties fo:font-variant="normal" fo:text-transform="none" fo:color="#000000" style:text-line-through-style="none" style:text-line-through-type="none" style:text-position="0% 100%" style:font-name="Arial" fo:font-size="10pt" fo:font-style="normal" style:text-underline-style="none" style:font-name-asian="Arial1" style:font-size-asian="10pt" style:font-style-asian="normal" style:font-name-complex="Arial1" style:font-size-complex="10pt"/>
    </style:style>
    <style:style style:name="T8" style:family="text">
      <style:text-properties fo:font-variant="normal" fo:text-transform="none" fo:color="#000000" style:text-line-through-style="none" style:text-line-through-type="none" style:text-position="0% 100%" style:font-name="DejaVu Serif" fo:font-size="10pt" fo:font-style="normal" style:text-underline-style="none" fo:font-weight="normal" style:font-name-asian="DejaVu Serif1" style:font-size-asian="10pt" style:font-style-asian="normal" style:font-weight-asian="normal" style:font-name-complex="DejaVu Serif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o: Professor Trevor Cickovski</text:span></text:p>
      <text:p text:style-name="Standard"><text:span text:style-name="T1">From: Joseph Quinn, Maia Duschatzky, Michael McCarthy</text:span></text:p>
      <text:p text:style-name="Standard"><text:span text:style-name="T1">Date: Nov 20, 2019</text:span></text:p>
      <text:p text:style-name="Standard"><text:span text:style-name="T1">Re: CDA4101 Structured Computer Organization Final Project Proposal</text:span></text:p>
      <text:p text:style-name="P1"/>
      <text:p text:style-name="P4"><text:span text:style-name="T2">Final Project Proposal</text:span></text:p>
      <text:p text:style-name="P2"/>
      <text:p text:style-name="P5"><text:span text:style-name="T3"><text:tab/>As of version 1.36, the Rust Programming Language</text:span><text:span text:style-name="T6"><text:note text:id="ftn1" text:note-class="footnote"><text:note-citation>1</text:note-citation><text:note-body><text:p text:style-name="P6"><text:span text:style-name="T5"/><text:span text:style-name="T4"> </text:span><text:span text:style-name="T7">“Rust Programming Language.” Rust Programming Language, www.rust-lang.org. Accessed 20 Nov. 2019.</text:span></text:p></text:note-body></text:note></text:span><text:span text:style-name="T3"> has utilized the crate “hashbrown”</text:span><text:span text:style-name="T6"><text:note text:id="ftn2" text:note-class="footnote"><text:note-citation>2</text:note-citation><text:note-body><text:p text:style-name="P7"><text:span text:style-name="T5"/><text:span text:style-name="T4"> </text:span><text:span text:style-name="T7">“hashbrown.” Crates.Io: Rust Package Registry, crates.io/crates/hashbrown. Accessed 20 Nov. 2019.</text:span></text:p></text:note-body></text:note></text:span><text:span text:style-name="T3"> as the default HashMap</text:span><text:span text:style-name="T6"><text:note text:id="ftn3" text:note-class="footnote"><text:note-citation>3</text:note-citation><text:note-body><text:p text:style-name="P10"><text:span text:style-name="T5"/><text:span text:style-name="T4"> </text:span><text:span text:style-name="T7">“Map.rs.html.” Rust Language Documentation, doc.rust-lang.org/src/std/collections/hash/map.rs.html. Accessed 20 Nov. 2019.</text:span></text:p></text:note-body></text:note></text:span><text:span text:style-name="T3"> implementation for the language’s standard library. The “</text:span><text:span text:style-name="T1">hashbrown</text:span><text:span text:style-name="T3">” crate implements Google’s SwissTable</text:span><text:span text:style-name="T6"><text:note text:id="ftn4" text:note-class="footnote"><text:note-citation>4</text:note-citation><text:note-body><text:p text:style-name="P11"><text:span text:style-name="T5"/><text:span text:style-name="T4"> </text:span><text:span text:style-name="T7">Benzaquen, Sam, et al. “Abseil / Swiss Tables and Absl::Hash.” Abseil, 27 Sept. 2018, abseil.io/blog/20180927-swisstables.</text:span></text:p></text:note-body></text:note></text:span><text:span text:style-name="T3"> HashMap in the Rust language and uses SIMD</text:span><text:span text:style-name="T6"><text:note text:id="ftn5" text:note-class="footnote"><text:note-citation>5</text:note-citation><text:note-body><text:p text:style-name="P12"><text:span text:style-name="T5"/><text:span text:style-name="T4"> </text:span><text:span text:style-name="T7">“Intel Processor Architecture: SIMD Instructions.” Intel, www.intel.com/content/dam/www/public/apac/xa/en/pdfs/ssg/Intel_Processor_Architecture_SIMD_Instructions.pdf. Accessed 20 Nov. 2019.</text:span></text:p></text:note-body></text:note></text:span><text:span text:style-name="T3"> parallelization in its implementation to provide efficient access to the datasets stored in the HashMap.</text:span></text:p>
      <text:p text:style-name="P3"/>
      <text:p text:style-name="P5"><text:span text:style-name="T3">However, it is the opinion of Team Grizzlies that the Rust HashMap implementation can be further improved on in large data scenarios by utilizing GPU-accelerated parallelization to perform actions such as mapping and performing map-reduce functions on the stored dataset. To confirm this idea, Grizzlies intends to re-implement the Rust standard HashMap using CUDA</text:span><text:span text:style-name="T6"><text:note text:id="ftn6" text:note-class="footnote"><text:note-citation>6</text:note-citation><text:note-body><text:p text:style-name="P13"><text:span text:style-name="T5"/><text:span text:style-name="T4"> </text:span><text:span text:style-name="T7">“CUDA Zone.” Nvidia, 12 Sept. 2019, developer.nvidia.com/cuda-zone.</text:span></text:p></text:note-body></text:note></text:span><text:span text:style-name="T3"> (provided by the “cuda-sys”</text:span><text:span text:style-name="T6"><text:note text:id="ftn7" text:note-class="footnote"><text:note-citation>7</text:note-citation><text:note-body><text:p text:style-name="P14"><text:span text:style-name="T5"/><text:span text:style-name="T4"> </text:span><text:span text:style-name="T7">“cuda-sys.” Crates.Io: Rust Package Registry, crates.io/crates/cuda-sys. Accessed 20 Nov. 2019.</text:span></text:p><text:p text:style-name="P9"/></text:note-body></text:note></text:span><text:span text:style-name="T3"> crate) for parallelization in place of the previous SIMD instructions.</text:span></text:p>
      <text:p text:style-name="P3"/>
      <text:p text:style-name="P5"><text:span text:style-name="T3">Grizzlies plans on </text:span><text:span text:style-name="T1">implementing</text:span><text:span text:style-name="T3"> and testing our CUDA-backed HashMap by:</text:span></text:p>
      <text:list xml:id="list1063879081" text:style-name="WWNum1">
        <text:list-item>
          <text:p text:style-name="P15"><text:span text:style-name="T3">Downloading and copying </text:span><text:span text:style-name="T1">relevant</text:span><text:span text:style-name="T3"> portions of the `std::collections::HashMap` from the Rust standard library and `HashMap` from the “hashbrown” crate. (Copying of prior art will be performed in compliance with the appropriate licenses of the previous works)</text:span></text:p>
        </text:list-item>
        <text:list-item>
          <text:p text:style-name="P15"><text:span text:style-name="T3">Removing SIMD instructions and methods from the HashMap implementation.</text:span></text:p>
        </text:list-item>
        <text:list-item>
          <text:p text:style-name="P15"><text:span text:style-name="T3">Implementing replacement CUDA instructions.</text:span></text:p>
        </text:list-item>
        <text:list-item>
          <text:p text:style-name="P15"><text:span text:style-name="T3">Benchmarking the capabilities of the standard HashMap implementation against the Grizzlie’s CUDA-HashMap by downloading a number of datasets (“small,” “medium,” and “large”) from the National Oceanic and Atmospheric Administration’s National Centers for </text:span><text:span text:style-name="T1">Environmental</text:span><text:span text:style-name="T3"> Information Climate Data Online service</text:span><text:span text:style-name="T6"><text:note text:id="ftn8" text:note-class="footnote"><text:note-citation>8</text:note-citation><text:note-body><text:p text:style-name="P8"><text:span text:style-name="T5"/><text:span text:style-name="T8"> </text:span><text:span text:style-name="T7"><text:s/>National Centers for Environmental Information (NCEI). “Datasets | Climate Data Online (CDO) | National Climatic Data Center (NCDC).” National Oceanic and Atmospheric Administration National Centers For Environmental Information, www.ncdc.noaa.gov/cdo-web/datasets. Accessed 20 Nov. 2019.</text:span></text:p></text:note-body></text:note></text:span><text:span text:style-name="T3">.</text:span></text:p>
        </text:list-item>
        <text:list-item>
          <text:p text:style-name="P15"><text:span text:style-name="T3">Concluding as to whether a CUDA-backed HashMap data structure in the Rust programming language has noticable performance benefits on multiple sizes of datasets compared to the SIMD implemation and at aproximately what sizes of the datasets, if any, does the CUDA implemenation perform better or worse than the SIMD </text:span><text:span text:style-name="T1">implementation</text:span><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erif1" svg:font-family="'DejaVu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false" style:font-name-asian="DejaVu Serif1" style:font-size-asian="12pt" style:language-asian="zh" style:country-asian="CN" style:font-name-complex="DejaVu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letter-kerning="false" style:font-name-asian="DejaVu Serif1" style:font-size-asian="12pt" style:language-asian="zh" style:country-asian="CN" style:font-name-complex="DejaVu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412" meta:character-count="3205" meta:non-whitespace-character-count="2817"/>
    <meta:generator>LibreOfficeDev/6.0.5.2$Linux_X86_64 LibreOffice_project/</meta:generator>
  </office:meta>
</office:document-meta>
</file>